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d2b66b" officeooo:paragraph-rsid="0004fad1"/>
    </style:style>
    <style:style style:name="P2" style:family="paragraph" style:parent-style-name="Standard">
      <style:text-properties officeooo:paragraph-rsid="0004fad1"/>
    </style:style>
    <style:style style:name="P3" style:family="paragraph" style:parent-style-name="Standard">
      <style:text-properties officeooo:paragraph-rsid="00d4cf4e"/>
    </style:style>
    <style:style style:name="P4" style:family="paragraph" style:parent-style-name="Standard">
      <style:text-properties officeooo:rsid="009b8508" officeooo:paragraph-rsid="00ddf49b"/>
    </style:style>
    <style:style style:name="P5" style:family="paragraph" style:parent-style-name="Standard">
      <style:text-properties officeooo:rsid="009b8508" officeooo:paragraph-rsid="00df7ac7"/>
    </style:style>
    <style:style style:name="P6" style:family="paragraph" style:parent-style-name="Standard">
      <style:text-properties officeooo:rsid="009b8508" officeooo:paragraph-rsid="00e57dc6"/>
    </style:style>
    <style:style style:name="P7" style:family="paragraph" style:parent-style-name="Standard">
      <style:text-properties officeooo:rsid="009b8508" officeooo:paragraph-rsid="00e7153f"/>
    </style:style>
    <style:style style:name="P8" style:family="paragraph" style:parent-style-name="Standard">
      <style:text-properties officeooo:rsid="009b8508" officeooo:paragraph-rsid="00e91154"/>
    </style:style>
    <style:style style:name="P9" style:family="paragraph" style:parent-style-name="Standard">
      <style:text-properties officeooo:rsid="005620ba" officeooo:paragraph-rsid="0004fad1"/>
    </style:style>
    <style:style style:name="P10" style:family="paragraph" style:parent-style-name="Standard">
      <style:text-properties officeooo:rsid="00d7ab3a" officeooo:paragraph-rsid="00d4cf4e"/>
    </style:style>
    <style:style style:name="P11" style:family="paragraph" style:parent-style-name="Standard">
      <style:text-properties officeooo:rsid="00dad13d" officeooo:paragraph-rsid="00dad13d"/>
    </style:style>
    <style:style style:name="P12" style:family="paragraph" style:parent-style-name="Standard">
      <style:text-properties officeooo:rsid="00ddf49b" officeooo:paragraph-rsid="00ddf49b"/>
    </style:style>
    <style:style style:name="P13" style:family="paragraph" style:parent-style-name="Standard">
      <style:text-properties officeooo:rsid="00ddf49b" officeooo:paragraph-rsid="00e48aaf"/>
    </style:style>
    <style:style style:name="P14" style:family="paragraph" style:parent-style-name="Standard">
      <style:text-properties officeooo:rsid="00df5572" officeooo:paragraph-rsid="00e48aaf"/>
    </style:style>
    <style:style style:name="P15" style:family="paragraph" style:parent-style-name="Standard">
      <style:text-properties officeooo:rsid="00e48aaf" officeooo:paragraph-rsid="00e48aaf"/>
    </style:style>
    <style:style style:name="P16" style:family="paragraph" style:parent-style-name="Standard">
      <style:text-properties officeooo:rsid="00e6714c" officeooo:paragraph-rsid="00e57dc6"/>
    </style:style>
    <style:style style:name="P17" style:family="paragraph" style:parent-style-name="Standard">
      <style:text-properties officeooo:rsid="00e885a7" officeooo:paragraph-rsid="00e7153f"/>
    </style:style>
    <style:style style:name="P18" style:family="paragraph" style:parent-style-name="Standard">
      <style:text-properties officeooo:rsid="00eafe70" officeooo:paragraph-rsid="00e91154"/>
    </style:style>
    <style:style style:name="P19" style:family="paragraph" style:parent-style-name="Standard">
      <style:text-properties officeooo:rsid="00ecfc4f" officeooo:paragraph-rsid="00ecfc4f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5620ba"/>
    </style:style>
    <style:style style:name="T4" style:family="text">
      <style:text-properties officeooo:rsid="00566d4e"/>
    </style:style>
    <style:style style:name="T5" style:family="text">
      <style:text-properties officeooo:rsid="008b1689"/>
    </style:style>
    <style:style style:name="T6" style:family="text">
      <style:text-properties officeooo:rsid="00b9033e"/>
    </style:style>
    <style:style style:name="T7" style:family="text">
      <style:text-properties officeooo:rsid="00d366bd"/>
    </style:style>
    <style:style style:name="T8" style:family="text">
      <style:text-properties officeooo:rsid="00d4cf4e"/>
    </style:style>
    <style:style style:name="T9" style:family="text">
      <style:text-properties officeooo:rsid="00d5dc04"/>
    </style:style>
    <style:style style:name="T10" style:family="text">
      <style:text-properties officeooo:rsid="00d7ab3a"/>
    </style:style>
    <style:style style:name="T11" style:family="text">
      <style:text-properties officeooo:rsid="00dcc395"/>
    </style:style>
    <style:style style:name="T12" style:family="text">
      <style:text-properties officeooo:rsid="00ddf49b"/>
    </style:style>
    <style:style style:name="T13" style:family="text">
      <style:text-properties officeooo:rsid="00df7ac7"/>
    </style:style>
    <style:style style:name="T14" style:family="text">
      <style:text-properties officeooo:rsid="00e2d9f8"/>
    </style:style>
    <style:style style:name="T15" style:family="text">
      <style:text-properties officeooo:rsid="00e57dc6"/>
    </style:style>
    <style:style style:name="T16" style:family="text">
      <style:text-properties officeooo:rsid="00e6714c"/>
    </style:style>
    <style:style style:name="T17" style:family="text">
      <style:text-properties officeooo:rsid="00e7153f"/>
    </style:style>
    <style:style style:name="T18" style:family="text">
      <style:text-properties officeooo:rsid="00e86356"/>
    </style:style>
    <style:style style:name="T19" style:family="text">
      <style:text-properties officeooo:rsid="00e885a7"/>
    </style:style>
    <style:style style:name="T20" style:family="text">
      <style:text-properties officeooo:rsid="00e8b7be"/>
    </style:style>
    <style:style style:name="T21" style:family="text">
      <style:text-properties officeooo:rsid="00e91154"/>
    </style:style>
    <style:style style:name="T22" style:family="text">
      <style:text-properties officeooo:rsid="00eafe70"/>
    </style:style>
    <style:style style:name="T23" style:family="text">
      <style:text-properties officeooo:rsid="00ed15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TB</text:span><text:span text:style-name="T5">20</text:span><text:span text:style-name="T7">6</text:span><text:span text:style-name="T4">,</text:span><text:span text:style-name="T1"> </text:span><text:span text:style-name="T7">9</text:span><text:span text:style-name="T2">.</text:span><text:span text:style-name="T7">1</text:span><text:span text:style-name="T2">.201</text:span><text:span text:style-name="T7">3</text:span><text:span text:style-name="T2">, </text:span><text:span text:style-name="T6">1</text:span><text:span text:style-name="T7">2:30</text:span><text:span text:style-name="T3"> – </text:span><text:span text:style-name="T23">13:30</text:span></text:p>
      <text:p text:style-name="P9"/>
      <text:p text:style-name="P3"><text:span text:style-name="T8">Joni-Matti was sick </text:span><text:span text:style-name="T9">last week</text:span><text:span text:style-name="T8"> so the architecture </text:span><text:span text:style-name="T9">design was delayed. </text:span><text:span text:style-name="T10">Work on technical sp</text:span><text:span text:style-name="T11">e</text:span><text:span text:style-name="T10">cification </text:span><text:span text:style-name="T11">can</text:span><text:span text:style-name="T10"> properly start this week.</text:span></text:p>
      <text:p text:style-name="P10"/>
      <text:p text:style-name="P11">Monthly report to be made this week by Joni-Matti.</text:p>
      <text:p text:style-name="P1"/>
      <text:p text:style-name="P4"><text:span text:style-name="T12">Reviewed technical specification, some parts done and everyone knows what to do next. Mostly waiting on the architectural design. </text:span><text:span text:style-name="T20">Implementantion can start next week.</text:span></text:p>
      <text:p text:style-name="P12"/>
      <text:p text:style-name="P13">Reviewing current architecture design.</text:p>
      <text:p text:style-name="P14">Should folders be used in the data model? Would make implementation easier, worth a consideration.</text:p>
      <text:p text:style-name="P5"><text:span text:style-name="T13">Should the deleted dependencies (since last scan) be stored in the same data structure as existing ones? Again seems to be the safer option and shouldn't cause any </text:span><text:span text:style-name="T14">severe</text:span><text:span text:style-name="T13"> problems.</text:span></text:p>
      <text:p text:style-name="P15">The graph widget might be difficult to plan entirely before implementation, but we'll try to do it as complete as possible.</text:p>
      <text:p text:style-name="P15"/>
      <text:p text:style-name="P6"><text:span text:style-name="T15">Earlier thoughts of combining "</text:span><text:span text:style-name="T16">all files from this folder depend on a certain file" to one arrow added to further development, since it might overly complicate things (manual dependencies, deleted/new dependencies etc.).</text:span></text:p>
      <text:p text:style-name="P16"/>
      <text:p text:style-name="P7"><text:span text:style-name="T17">Leasing to be added in </text:span><text:span text:style-name="T18">budget section of</text:span><text:span text:style-name="T17"> project plan, </text:span><text:span text:style-name="T19">to be written by Mikko.</text:span></text:p>
      <text:p text:style-name="P17"/>
      <text:p text:style-name="P8"><text:span text:style-name="T21">We should try to arrange meeting with assistant next </text:span><text:span text:style-name="T22">week (14-18).</text:span></text:p>
      <text:p text:style-name="P18"/>
      <text:p text:style-name="P19">Own meeting next wednesday on 12:3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5M36S</meta:editing-duration>
    <meta:editing-cycles>235</meta:editing-cycles>
    <meta:generator>LibreOffice/3.6$Windows_x86 LibreOffice_project/da8c1e6-fd468f4-454e206-f42a4a9-143cfd</meta:generator>
    <dc:date>2013-01-16T12:36:11.86</dc:date>
    <meta:document-statistic meta:table-count="0" meta:image-count="0" meta:object-count="0" meta:page-count="1" meta:paragraph-count="12" meta:word-count="192" meta:character-count="1216" meta:non-whitespace-character-count="1036"/>
    <meta:user-defined meta:name="Info 1"/>
    <meta:user-defined meta:name="Info 2"/>
    <meta:user-defined meta:name="Info 3"/>
    <meta:user-defined meta:name="Info 4"/>
  </office:meta>
</office:document-meta>
</file>